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fo:font-size="11.5pt" officeooo:paragraph-rsid="001ae673" style:font-size-asian="11.5pt" style:font-size-complex="11.5pt"/>
    </style:style>
    <style:style style:name="P2" style:family="paragraph" style:parent-style-name="Standard">
      <style:paragraph-properties fo:text-align="justify" style:justify-single-word="false"/>
      <style:text-properties style:font-name="Calibri" officeooo:paragraph-rsid="001ae673"/>
    </style:style>
    <style:style style:name="P3" style:family="paragraph" style:parent-style-name="Standard" style:master-page-name="Standard">
      <style:paragraph-properties fo:text-align="justify" style:justify-single-word="false" style:page-number="auto"/>
      <style:text-properties officeooo:paragraph-rsid="001ae673"/>
    </style:style>
    <style:style style:name="P4" style:family="paragraph" style:parent-style-name="Standard">
      <style:paragraph-properties fo:margin-left="0cm" fo:margin-right="0cm" fo:text-align="justify" style:justify-single-word="false" fo:text-indent="1.249cm" style:auto-text-indent="false"/>
      <style:text-properties officeooo:paragraph-rsid="001ae673"/>
    </style:style>
    <style:style style:name="P5" style:family="paragraph" style:parent-style-name="Standard">
      <style:paragraph-properties fo:margin-left="0cm" fo:margin-right="0cm" fo:text-align="justify" style:justify-single-word="false" fo:text-indent="1.249cm" style:auto-text-indent="false"/>
      <style:text-properties officeooo:paragraph-rsid="001e3c76"/>
    </style:style>
    <style:style style:name="P6" style:family="paragraph" style:parent-style-name="Standard">
      <style:paragraph-properties fo:margin-left="0cm" fo:margin-right="0cm" fo:text-align="justify" style:justify-single-word="false" fo:text-indent="1.249cm" style:auto-text-indent="false"/>
      <style:text-properties officeooo:paragraph-rsid="00202057"/>
    </style:style>
    <style:style style:name="P7" style:family="paragraph" style:parent-style-name="Standard">
      <style:paragraph-properties fo:margin-left="0cm" fo:margin-right="0cm" fo:text-align="justify" style:justify-single-word="false" fo:text-indent="1.249cm" style:auto-text-indent="false"/>
      <style:text-properties style:font-name="Calibri" officeooo:paragraph-rsid="001cc22e"/>
    </style:style>
    <style:style style:name="P8" style:family="paragraph" style:parent-style-name="Standard">
      <style:paragraph-properties fo:margin-left="0cm" fo:margin-right="0cm" fo:text-align="justify" style:justify-single-word="false" fo:text-indent="1.249cm" style:auto-text-indent="false"/>
      <style:text-properties style:font-name="Calibri" officeooo:paragraph-rsid="001e3c76"/>
    </style:style>
    <style:style style:name="P9" style:family="paragraph" style:parent-style-name="Standard">
      <style:paragraph-properties fo:margin-left="0cm" fo:margin-right="0cm" fo:text-align="justify" style:justify-single-word="false" fo:text-indent="0cm" style:auto-text-indent="false"/>
      <style:text-properties officeooo:paragraph-rsid="001ae673"/>
    </style:style>
    <style:style style:name="P10" style:family="paragraph" style:parent-style-name="Standard">
      <style:paragraph-properties fo:margin-left="0cm" fo:margin-right="0cm" fo:text-align="justify" style:justify-single-word="false" fo:text-indent="0cm" style:auto-text-indent="false"/>
      <style:text-properties style:font-name="Calibri" officeooo:paragraph-rsid="001ae673"/>
    </style:style>
    <style:style style:name="T1" style:family="text">
      <style:text-properties fo:font-size="14pt" style:font-size-asian="14pt" style:font-size-complex="14pt"/>
    </style:style>
    <style:style style:name="T2" style:family="text">
      <style:text-properties fo:font-size="14pt" officeooo:rsid="001ae673" style:font-size-asian="14pt" style:font-size-complex="14pt"/>
    </style:style>
    <style:style style:name="T3" style:family="text">
      <style:text-properties fo:font-size="14pt" fo:font-weight="normal" officeooo:rsid="001ae673" style:font-size-asian="14pt" style:font-weight-asian="normal" style:font-size-complex="14pt" style:font-weight-complex="normal"/>
    </style:style>
    <style:style style:name="T4" style:family="text">
      <style:text-properties fo:font-size="14pt" fo:font-style="italic" fo:font-weight="normal" officeooo:rsid="001ae673" style:font-size-asian="14pt" style:font-style-asian="italic" style:font-weight-asian="normal" style:font-size-complex="14pt" style:font-style-complex="italic" style:font-weight-complex="normal"/>
    </style:style>
    <style:style style:name="T5" style:family="text">
      <style:text-properties fo:font-size="11.5pt" style:font-size-asian="11.5pt" style:font-size-complex="11.5pt"/>
    </style:style>
    <style:style style:name="T6" style:family="text">
      <style:text-properties fo:font-size="11.5pt" officeooo:rsid="001ae673" style:font-size-asian="11.5pt" style:font-size-complex="11.5pt"/>
    </style:style>
    <style:style style:name="T7" style:family="text">
      <style:text-properties fo:font-size="11.5pt" officeooo:rsid="001e3c76" style:font-size-asian="11.5pt" style:font-size-complex="11.5pt"/>
    </style:style>
    <style:style style:name="T8" style:family="text">
      <style:text-properties fo:font-size="11.5pt" fo:font-style="italic" officeooo:rsid="001ae673" style:font-size-asian="11.5pt" style:font-style-asian="italic" style:font-size-complex="11.5pt" style:font-style-complex="italic"/>
    </style:style>
    <style:style style:name="T9" style:family="text">
      <style:text-properties fo:font-size="11.5pt" fo:font-style="italic" officeooo:rsid="001b8c42" style:font-size-asian="11.5pt" style:font-style-asian="italic" style:font-size-complex="11.5pt" style:font-style-complex="italic"/>
    </style:style>
    <style:style style:name="T10" style:family="text">
      <style:text-properties fo:font-size="11.5pt" fo:font-style="italic" officeooo:rsid="001cc22e" style:font-size-asian="11.5pt" style:font-style-asian="italic" style:font-size-complex="11.5pt" style:font-style-complex="italic"/>
    </style:style>
    <style:style style:name="T11" style:family="text">
      <style:text-properties fo:font-size="11.5pt" fo:font-style="italic" officeooo:rsid="001e3c76" style:font-size-asian="11.5pt" style:font-style-asian="italic" style:font-size-complex="11.5pt" style:font-style-complex="italic"/>
    </style:style>
    <style:style style:name="T12" style:family="text">
      <style:text-properties fo:font-size="11.5pt" fo:font-style="normal" officeooo:rsid="001ae673" style:font-size-asian="11.5pt" style:font-style-asian="normal" style:font-size-complex="11.5pt" style:font-style-complex="normal"/>
    </style:style>
    <style:style style:name="T13" style:family="text">
      <style:text-properties fo:font-size="11.5pt" fo:font-style="normal" officeooo:rsid="001b8c42" style:font-size-asian="11.5pt" style:font-style-asian="normal" style:font-size-complex="11.5pt" style:font-style-complex="normal"/>
    </style:style>
    <style:style style:name="T14" style:family="text">
      <style:text-properties fo:font-size="11.5pt" fo:font-style="normal" officeooo:rsid="001cc22e" style:font-size-asian="11.5pt" style:font-style-asian="normal" style:font-size-complex="11.5pt" style:font-style-complex="normal"/>
    </style:style>
    <style:style style:name="T15" style:family="text">
      <style:text-properties fo:font-size="11.5pt" fo:font-style="normal" officeooo:rsid="001e3c76" style:font-size-asian="11.5pt" style:font-style-asian="normal" style:font-size-complex="11.5pt" style:font-style-complex="normal"/>
    </style:style>
    <style:style style:name="T16" style:family="text">
      <style:text-properties fo:color="#000000" style:font-name="Verdana" fo:font-size="8.5pt" style:font-size-asian="8.5pt" style:font-size-complex="8.5pt"/>
    </style:style>
    <style:style style:name="T17" style:family="text">
      <style:text-properties fo:color="#000000" fo:font-size="8.5pt" style:font-size-asian="8.5pt" style:font-size-complex="8.5pt"/>
    </style:style>
    <style:style style:name="T18" style:family="text">
      <style:text-properties fo:color="#000000" style:font-name="Calibri" fo:font-size="8.5pt" style:font-size-asian="8.5pt" style:font-size-complex="8.5pt"/>
    </style:style>
    <style:style style:name="T19" style:family="text">
      <style:text-properties officeooo:rsid="00202057"/>
    </style:style>
    <style:style style:name="T20" style:family="text">
      <style:text-properties style:font-name="Calibri" fo:font-size="11.5pt" officeooo:rsid="001e3c76" style:font-size-asian="11.5pt" style:font-size-complex="11.5pt"/>
    </style:style>
    <style:style style:name="T21" style:family="text">
      <style:text-properties style:font-name="Calibri" fo:font-size="11.5pt" officeooo:rsid="00202057" style:font-size-asian="11.5pt" style:font-size-complex="11.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text:p>
      <text:p text:style-name="P2"><text:span text:style-name="T2">Plataforma digital de aprendizagem focada em indivíduos adeptos da</text:span><text:span text:style-name="T3"> cultura </text:span><text:span text:style-name="T4">maker</text:span></text:p>
      <text:p text:style-name="P1"/>
      <text:p text:style-name="P7"><text:span text:style-name="T6">A cultura </text:span><text:span text:style-name="T8">maker </text:span><text:span text:style-name="T12">é um movimento que tem estado em alta nos últimos anos. Se baseia na ideia de que indivíduos são capazes de construir e reparar </text:span><text:span text:style-name="T13">seus pertences</text:span><text:span text:style-name="T12">, </text:span><text:span text:style-name="T13">usando a criatividade e produtos já em seu poder para isso. Um termo, ainda mais conhecido, DIY (Do It Yourself), que se trata da criação de projetos de pequeno escopo, tais como quadros, artigos de decoração e artesanatos em geral, é uma derivação da cultura </text:span><text:span text:style-name="T9">maker </text:span><text:span text:style-name="T13">e demonstra o quanto ela está enraizada em nossa sociedade.</text:span></text:p>
      <text:p text:style-name="P7"><text:span text:style-name="T14">Segundo o Google Trends, site da Google com detalhes sobre a popularidade de certos assuntos, durante a pandemia do novo Coronavírus, tivemos o maior número de pesquisas relacionadas a “Faça-você-mesmo” dos últimos 5 anos. Com tamanho interesse no assunto é de ser esperar que </text:span><text:span text:style-name="T15">vários</text:span><text:span text:style-name="T14"> indivíduos inexperientes arrisquem </text:span><text:span text:style-name="T15">criarem seus próprios projetos. Levando em conta que</text:span><text:span text:style-name="T14"> a falta de experiência é um dos principais fatores que afetam o sucesso </text:span><text:span text:style-name="T15">de ditos projetos</text:span><text:span text:style-name="T14">, fica formulado a questão deste trabalho: “Qual seria o impacto se indivíduos adeptos </text:span><text:span text:style-name="T15">da</text:span><text:span text:style-name="T14"> cultura </text:span><text:span text:style-name="T10">maker</text:span><text:span text:style-name="T14"> </text:span><text:span text:style-name="T15">pudessem utilizar</text:span><text:span text:style-name="T14"> uma plataforma </text:span><text:span text:style-name="T15">digital </text:span><text:span text:style-name="T14">para compartilhar e obter experiênc</text:span><text:span text:style-name="T15">ia sobre seus projetos</text:span><text:span text:style-name="T14">.”</text:span></text:p>
      <text:p text:style-name="P8"><text:span text:style-name="T14">V</text:span><text:span text:style-name="T15">isando atender esse nicho, é que este projeto tem como objetivo construir uma prova de conceito sobre como poderia ser uma plataforma de interações entre </text:span><text:span text:style-name="T11">makers</text:span><text:span text:style-name="T15"> e que ainda seja rentável à aqueles que hospedam e mantêm dita plataforma.</text:span></text:p>
      <text:p text:style-name="P8"><text:span text:style-name="T7">A hipótese é de que, sendo capazes de obter informação de outro indivíduos mais experientes, os recém-chegados neste meio vão melhorar suas habilidades e conseguir melhores resultados em seus projetos.</text:span></text:p>
      <text:p text:style-name="P5"><text:span text:style-name="T20">Uma outra hipótese é de que, utilizando um sistema de “racionamento”, onde os membros precisam comprar um certo número de interações para poderem continuar utilizando a plataforma, um modelo de negócio rentável será possível.</text:span></text:p>
      <text:p text:style-name="P6"><text:span text:style-name="T20">E</text:span><text:span text:style-name="T21">ste trabalho será organizado em 3 capítulos, Coleta de requisitos, Execução e Validação. Na Coleta de requisitos se inicia uma pesquisa de campo sobre como e para que finalidade os usuários em potencial utilizariam a plataforma.</text:span></text:p>
      <text:p text:style-name="P6"><text:span text:style-name="T21">No segundo capítulo será desenvolvido a prova de conceito da plataforma, usando como base os requisitos coletados no capítulo anterior.</text:span></text:p>
      <text:p text:style-name="P6"><text:span text:style-name="T21">Já no último capítulo, o sistema será apresentado para uma gama de pessoas que o validarão, analisando se o objetivo do projeto foi endereçado satisfatoriamente e se as hipóteses foram concluídas.</text:span></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10"><text:soft-page-break/><text:span text:style-name="T5">Bibliografia:</text:span></text:p>
      <text:p text:style-name="P10"><text:span text:style-name="T5"/></text:p>
      <text:p text:style-name="P9"><text:a xlink:type="simple" xlink:href="https://blog.eseg.edu.br/cultura-maker/" text:style-name="Internet_20_link" text:visited-style-name="Visited_20_Internet_20_Link"><text:span text:style-name="T18">https://blog.eseg.edu.br/cultura-maker/</text:span></text:a></text:p>
      <text:p text:style-name="P9"><text:a xlink:type="simple" xlink:href="https://trends.google.com.br/trends/explore?date=today%205-y&amp;q=%2Fm%2F017rcq" text:style-name="Internet_20_link" text:visited-style-name="Visited_20_Internet_20_Link"><text:span text:style-name="T18">https://trends.google.com.br/trends/explore?date=today%205-y&amp;q=%2Fm%2F017rcq</text:span></text:a></text:p>
      <text:p text:style-name="P9"><text:a xlink:type="simple" xlink:href="https://fia.com.br/blog/cultura-maker/" text:style-name="Internet_20_link" text:visited-style-name="Visited_20_Internet_20_Link"><text:span text:style-name="T18">https://fia.com.br/blog/cultura-maker/</text:span></text:a></text:p>
      <text:p text:style-name="P9"><text:a xlink:type="simple" xlink:href="https://www.clipescola.com/cultura-maker-aprendizado/" text:style-name="Internet_20_link" text:visited-style-name="Visited_20_Internet_20_Link"><text:span text:style-name="T18">https://www.clipescola.com/cultura-maker-aprendizado/</text:span></text:a></text:p>
      <text:p text:style-name="P9"><text:span text:style-name="T18"/></text:p>
      <text:p text:style-name="P10"><text:span text:style-name="T1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2T22:49:17.808361700</meta:creation-date>
    <dc:date>2020-12-02T23:45:30.622958676</dc:date>
    <meta:editing-duration>PT8M51S</meta:editing-duration>
    <meta:editing-cycles>1</meta:editing-cycles>
    <meta:document-statistic meta:table-count="0" meta:image-count="0" meta:object-count="0" meta:page-count="2" meta:paragraph-count="14" meta:word-count="392" meta:character-count="2671" meta:non-whitespace-character-count="2293"/>
    <meta:generator>LibreOffice/6.4.6.2$Linux_X86_64 LibreOffice_project/40$Build-2</meta:generator>
  </office:meta>
</office:document-meta>
</file>